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1">Requirement Analysis for Leapfrog Engineering College Web Portal</text:span></text:p>
      <text:p text:style-name="P1"/>
      <text:p text:style-name="P1">Introduction</text:p>
      <text:p text:style-name="P1"><text:tab/><text:span text:style-name="T2">The purposed system is a 'Leapfrog Engineering College web portal', an application that helps individual who are trying to get information about the colle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raj </meta:initial-creator>
    <meta:creation-date>2013-03-12T15:14:03</meta:creation-date>
    <dc:date>2013-03-12T15:45:28</dc:date>
    <dc:creator>Niraj </dc:creator>
    <meta:editing-duration>PT16M15S</meta:editing-duration>
    <meta:editing-cycles>1</meta:editing-cycles>
    <meta:document-statistic meta:table-count="0" meta:image-count="0" meta:object-count="0" meta:page-count="1" meta:paragraph-count="3" meta:word-count="33" meta:character-count="235" meta:non-whitespace-character-count="203"/>
    <meta:generator>LibreOffice/3.5$Linux_X86_64 LibreOffice_project/350m1$Build-2</meta:generator>
  </office:meta>
</office:document-meta>
</file>